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02f02" draw:marker-start-width="0.321cm" draw:marker-end-width="0.321cm" draw:fill-color="#98580d" draw:textarea-horizontal-align="justify" draw:textarea-vertical-align="middle" draw:auto-grow-height="false" fo:min-height="2.92cm" fo:min-width="13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492300" draw:marker-start-width="0.321cm" draw:marker-end-width="0.321cm" draw:fill-color="#743b07" draw:textarea-horizontal-align="justify" draw:textarea-vertical-align="middle" draw:auto-grow-height="false" fo:min-height="6.92cm" fo:min-width="13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999999" draw:textarea-horizontal-align="justify" draw:textarea-vertical-align="middle" draw:auto-grow-height="false" fo:min-height="1.084cm" fo:min-width="1.542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98580d"/>
      <style:paragraph-properties fo:text-align="center"/>
    </style:style>
    <style:style style:name="P2" style:family="paragraph">
      <loext:graphic-properties draw:fill-color="#743b07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eeeeee" loext:opacity="100%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eeeee" loext:opacity="100%"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eeeee" loext:opacity="100%"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eeeee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3.25cm" svg:x="3.7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7.25cm" draw:transform="skewX (-0.00506145483078356) rotate (-0.00506145483078437) translate (3.75cm 13.6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9.2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4" draw:layer="layout" svg:x1="6cm" svg:y1="7cm" svg:x2="6cm" svg:y2="8.429cm">
            <text:p/>
          </draw:line>
          <draw:line draw:style-name="gr4" draw:text-style-name="P4" draw:layer="layout" svg:x1="5.25cm" svg:y1="9.5cm" svg:x2="6cm" svg:y2="8.5cm">
            <text:p/>
          </draw:line>
          <draw:line draw:style-name="gr4" draw:text-style-name="P4" draw:layer="layout" svg:x1="6.75cm" svg:y1="9.5cm" svg:x2="6cm" svg:y2="8.5cm">
            <text:p/>
          </draw:line>
        </draw:g>
        <draw:g>
          <draw:line draw:style-name="gr4" draw:text-style-name="P4" draw:layer="layout" svg:x1="16cm" svg:y1="7cm" svg:x2="16cm" svg:y2="8.429cm">
            <text:p/>
          </draw:line>
          <draw:line draw:style-name="gr4" draw:text-style-name="P4" draw:layer="layout" svg:x1="15.25cm" svg:y1="9.5cm" svg:x2="16cm" svg:y2="8.429cm">
            <text:p/>
          </draw:line>
          <draw:line draw:style-name="gr4" draw:text-style-name="P4" draw:layer="layout" svg:x1="16.75cm" svg:y1="9.5cm" svg:x2="16cm" svg:y2="8.429cm">
            <text:p/>
          </draw:line>
        </draw:g>
        <draw:frame draw:style-name="gr5" draw:text-style-name="P5" draw:layer="layout" svg:width="1.5cm" svg:height="1.75cm" svg:x="4.5cm" svg:y="7.25cm">
          <draw:text-box>
            <text:p><text:span text:style-name="T1">TX</text:span></text:p>
          </draw:text-box>
        </draw:frame>
        <draw:frame draw:style-name="gr5" draw:text-style-name="P5" draw:layer="layout" svg:width="1.5cm" svg:height="1.75cm" svg:x="16.25cm" svg:y="7.25cm">
          <draw:text-box>
            <text:p><text:span text:style-name="T1">RX</text:span></text:p>
          </draw:text-box>
        </draw:frame>
        <draw:frame draw:style-name="gr6" draw:text-style-name="P6" draw:layer="layout" svg:width="3.25cm" svg:height="1.25cm" svg:x="3.75cm" svg:y="12.75cm">
          <draw:text-box>
            <text:p><text:span text:style-name="T2">Layer 1</text:span></text:p>
          </draw:text-box>
        </draw:frame>
        <draw:frame draw:style-name="gr6" draw:text-style-name="P6" draw:layer="layout" svg:width="3.25cm" svg:height="1.25cm" svg:x="3.75cm" svg:y="13.75cm">
          <draw:text-box>
            <text:p><text:span text:style-name="T2">Layer 2</text:span></text:p>
          </draw:text-box>
        </draw:frame>
        <draw:frame draw:style-name="gr7" draw:text-style-name="P5" draw:layer="layout" svg:width="2.5cm" svg:height="1cm" svg:x="9.5cm" svg:y="18.5cm">
          <draw:text-box>
            <text:p><text:span text:style-name="T1">Object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4cm" svg:height="3.25cm" svg:x="3.7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7.25cm" draw:transform="skewX (-0.00506145483078356) rotate (-0.00506145483078437) translate (3.75cm 13.6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9.2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7.25cm" svg:y1="9.25cm" svg:x2="10.5cm" svg:y2="10.25cm">
          <text:p/>
        </draw:line>
        <draw:g>
          <draw:line draw:style-name="gr4" draw:text-style-name="P4" draw:layer="layout" svg:x1="6cm" svg:y1="7cm" svg:x2="6cm" svg:y2="8.429cm">
            <text:p/>
          </draw:line>
          <draw:line draw:style-name="gr4" draw:text-style-name="P4" draw:layer="layout" svg:x1="5.25cm" svg:y1="9.5cm" svg:x2="6cm" svg:y2="8.5cm">
            <text:p/>
          </draw:line>
          <draw:line draw:style-name="gr4" draw:text-style-name="P4" draw:layer="layout" svg:x1="6.75cm" svg:y1="9.5cm" svg:x2="6cm" svg:y2="8.5cm">
            <text:p/>
          </draw:line>
        </draw:g>
        <draw:g>
          <draw:line draw:style-name="gr4" draw:text-style-name="P4" draw:layer="layout" svg:x1="16cm" svg:y1="7cm" svg:x2="16cm" svg:y2="8.429cm">
            <text:p/>
          </draw:line>
          <draw:line draw:style-name="gr4" draw:text-style-name="P4" draw:layer="layout" svg:x1="15.25cm" svg:y1="9.5cm" svg:x2="16cm" svg:y2="8.429cm">
            <text:p/>
          </draw:line>
          <draw:line draw:style-name="gr4" draw:text-style-name="P4" draw:layer="layout" svg:x1="16.75cm" svg:y1="9.5cm" svg:x2="16cm" svg:y2="8.429cm">
            <text:p/>
          </draw:line>
        </draw:g>
        <draw:frame draw:style-name="gr5" draw:text-style-name="P5" draw:layer="layout" svg:width="1.5cm" svg:height="1.75cm" svg:x="4.5cm" svg:y="7.25cm">
          <draw:text-box>
            <text:p><text:span text:style-name="T1">TX</text:span></text:p>
          </draw:text-box>
        </draw:frame>
        <draw:frame draw:style-name="gr5" draw:text-style-name="P5" draw:layer="layout" svg:width="1.5cm" svg:height="1.75cm" svg:x="16.25cm" svg:y="7.25cm">
          <draw:text-box>
            <text:p><text:span text:style-name="T1">RX</text:span></text:p>
          </draw:text-box>
        </draw:frame>
        <draw:frame draw:style-name="gr6" draw:text-style-name="P6" draw:layer="layout" svg:width="3.25cm" svg:height="1.25cm" svg:x="3.75cm" svg:y="12.75cm">
          <draw:text-box>
            <text:p><text:span text:style-name="T2">Layer 1</text:span></text:p>
          </draw:text-box>
        </draw:frame>
        <draw:frame draw:style-name="gr6" draw:text-style-name="P6" draw:layer="layout" svg:width="3.25cm" svg:height="1.25cm" svg:x="3.75cm" svg:y="13.75cm">
          <draw:text-box>
            <text:p><text:span text:style-name="T2">Layer 2</text:span></text:p>
          </draw:text-box>
        </draw:frame>
        <draw:frame draw:style-name="gr7" draw:text-style-name="P5" draw:layer="layout" svg:width="2.5cm" svg:height="1cm" svg:x="9.5cm" svg:y="18.5cm">
          <draw:text-box>
            <text:p><text:span text:style-name="T1">Object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4cm" svg:height="3.25cm" svg:x="3.7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7.25cm" draw:transform="skewX (-0.00506145483078356) rotate (-0.00506145483078437) translate (3.75cm 13.6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9.2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7.25cm" svg:y1="9.25cm" svg:x2="10.5cm" svg:y2="10.25cm">
          <text:p/>
        </draw:line>
        <draw:g>
          <draw:line draw:style-name="gr4" draw:text-style-name="P4" draw:layer="layout" svg:x1="6cm" svg:y1="7cm" svg:x2="6cm" svg:y2="8.429cm">
            <text:p/>
          </draw:line>
          <draw:line draw:style-name="gr4" draw:text-style-name="P4" draw:layer="layout" svg:x1="5.25cm" svg:y1="9.5cm" svg:x2="6cm" svg:y2="8.5cm">
            <text:p/>
          </draw:line>
          <draw:line draw:style-name="gr4" draw:text-style-name="P4" draw:layer="layout" svg:x1="6.75cm" svg:y1="9.5cm" svg:x2="6cm" svg:y2="8.5cm">
            <text:p/>
          </draw:line>
        </draw:g>
        <draw:g>
          <draw:line draw:style-name="gr4" draw:text-style-name="P4" draw:layer="layout" svg:x1="16cm" svg:y1="7cm" svg:x2="16cm" svg:y2="8.429cm">
            <text:p/>
          </draw:line>
          <draw:line draw:style-name="gr4" draw:text-style-name="P4" draw:layer="layout" svg:x1="15.25cm" svg:y1="9.5cm" svg:x2="16cm" svg:y2="8.429cm">
            <text:p/>
          </draw:line>
          <draw:line draw:style-name="gr4" draw:text-style-name="P4" draw:layer="layout" svg:x1="16.75cm" svg:y1="9.5cm" svg:x2="16cm" svg:y2="8.429cm">
            <text:p/>
          </draw:line>
        </draw:g>
        <draw:line draw:style-name="gr8" draw:text-style-name="P4" draw:layer="layout" svg:x1="11.5cm" svg:y1="10.25cm" svg:x2="15cm" svg:y2="9.25cm">
          <text:p/>
        </draw:line>
        <draw:frame draw:style-name="gr5" draw:text-style-name="P5" draw:layer="layout" svg:width="1.5cm" svg:height="1.75cm" svg:x="4.5cm" svg:y="7.25cm">
          <draw:text-box>
            <text:p><text:span text:style-name="T1">TX</text:span></text:p>
          </draw:text-box>
        </draw:frame>
        <draw:frame draw:style-name="gr5" draw:text-style-name="P5" draw:layer="layout" svg:width="1.5cm" svg:height="1.75cm" svg:x="16.25cm" svg:y="7.25cm">
          <draw:text-box>
            <text:p><text:span text:style-name="T1">RX</text:span></text:p>
          </draw:text-box>
        </draw:frame>
        <draw:frame draw:style-name="gr6" draw:text-style-name="P6" draw:layer="layout" svg:width="3.25cm" svg:height="1.25cm" svg:x="3.75cm" svg:y="12.75cm">
          <draw:text-box>
            <text:p><text:span text:style-name="T2">Layer 1</text:span></text:p>
          </draw:text-box>
        </draw:frame>
        <draw:frame draw:style-name="gr6" draw:text-style-name="P6" draw:layer="layout" svg:width="3.25cm" svg:height="1.25cm" svg:x="3.75cm" svg:y="13.75cm">
          <draw:text-box>
            <text:p><text:span text:style-name="T2">Layer 2</text:span></text:p>
          </draw:text-box>
        </draw:frame>
        <draw:frame draw:style-name="gr7" draw:text-style-name="P5" draw:layer="layout" svg:width="2.5cm" svg:height="1cm" svg:x="9.5cm" svg:y="18.5cm">
          <draw:text-box>
            <text:p><text:span text:style-name="T1">Object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4cm" svg:height="3.25cm" svg:x="3.7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7.25cm" draw:transform="skewX (-0.00506145483078356) rotate (-0.00506145483078437) translate (3.75cm 13.6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9.2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cm" svg:y1="9.75cm" svg:x2="10.5cm" svg:y2="13.25cm">
          <text:p/>
        </draw:line>
        <draw:line draw:style-name="gr8" draw:text-style-name="P4" draw:layer="layout" svg:x1="7.25cm" svg:y1="9.25cm" svg:x2="10.5cm" svg:y2="10.25cm">
          <text:p/>
        </draw:line>
        <draw:g>
          <draw:line draw:style-name="gr4" draw:text-style-name="P4" draw:layer="layout" svg:x1="6cm" svg:y1="7cm" svg:x2="6cm" svg:y2="8.429cm">
            <text:p/>
          </draw:line>
          <draw:line draw:style-name="gr4" draw:text-style-name="P4" draw:layer="layout" svg:x1="5.25cm" svg:y1="9.5cm" svg:x2="6cm" svg:y2="8.5cm">
            <text:p/>
          </draw:line>
          <draw:line draw:style-name="gr4" draw:text-style-name="P4" draw:layer="layout" svg:x1="6.75cm" svg:y1="9.5cm" svg:x2="6cm" svg:y2="8.5cm">
            <text:p/>
          </draw:line>
        </draw:g>
        <draw:g>
          <draw:line draw:style-name="gr4" draw:text-style-name="P4" draw:layer="layout" svg:x1="16cm" svg:y1="7cm" svg:x2="16cm" svg:y2="8.429cm">
            <text:p/>
          </draw:line>
          <draw:line draw:style-name="gr4" draw:text-style-name="P4" draw:layer="layout" svg:x1="15.25cm" svg:y1="9.5cm" svg:x2="16cm" svg:y2="8.429cm">
            <text:p/>
          </draw:line>
          <draw:line draw:style-name="gr4" draw:text-style-name="P4" draw:layer="layout" svg:x1="16.75cm" svg:y1="9.5cm" svg:x2="16cm" svg:y2="8.429cm">
            <text:p/>
          </draw:line>
        </draw:g>
        <draw:line draw:style-name="gr8" draw:text-style-name="P4" draw:layer="layout" svg:x1="11.5cm" svg:y1="10.25cm" svg:x2="15cm" svg:y2="9.25cm">
          <text:p/>
        </draw:line>
        <draw:frame draw:style-name="gr5" draw:text-style-name="P7" draw:layer="layout" svg:width="1.5cm" svg:height="1.75cm" svg:x="4.5cm" svg:y="7.25cm">
          <draw:text-box>
            <text:p><text:span text:style-name="T3">TX</text:span></text:p>
          </draw:text-box>
        </draw:frame>
        <draw:frame draw:style-name="gr5" draw:text-style-name="P7" draw:layer="layout" svg:width="1.5cm" svg:height="1.75cm" svg:x="16.25cm" svg:y="7.25cm">
          <draw:text-box>
            <text:p><text:span text:style-name="T3">RX</text:span></text:p>
          </draw:text-box>
        </draw:frame>
        <draw:frame draw:style-name="gr6" draw:text-style-name="P8" draw:layer="layout" svg:width="3.25cm" svg:height="1.25cm" svg:x="3.75cm" svg:y="12.75cm">
          <draw:text-box>
            <text:p><text:span text:style-name="T4">Layer 1</text:span></text:p>
          </draw:text-box>
        </draw:frame>
        <draw:frame draw:style-name="gr6" draw:text-style-name="P8" draw:layer="layout" svg:width="3.25cm" svg:height="1.25cm" svg:x="3.75cm" svg:y="13.75cm">
          <draw:text-box>
            <text:p><text:span text:style-name="T4">Layer 2</text:span></text:p>
          </draw:text-box>
        </draw:frame>
        <draw:frame draw:style-name="gr7" draw:text-style-name="P7" draw:layer="layout" svg:width="2.5cm" svg:height="1cm" svg:x="9.5cm" svg:y="18.5cm">
          <draw:text-box>
            <text:p><text:span text:style-name="T3">Object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4cm" svg:height="3.25cm" svg:x="3.7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7.25cm" draw:transform="skewX (-0.00506145483078356) rotate (-0.00506145483078437) translate (3.75cm 13.6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9.2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cm" svg:y1="9.75cm" svg:x2="10.5cm" svg:y2="13.25cm">
          <text:p/>
        </draw:line>
        <draw:line draw:style-name="gr8" draw:text-style-name="P4" draw:layer="layout" svg:x1="7.25cm" svg:y1="9.25cm" svg:x2="10.5cm" svg:y2="10.25cm">
          <text:p/>
        </draw:line>
        <draw:g>
          <draw:line draw:style-name="gr4" draw:text-style-name="P4" draw:layer="layout" svg:x1="6cm" svg:y1="7cm" svg:x2="6cm" svg:y2="8.429cm">
            <text:p/>
          </draw:line>
          <draw:line draw:style-name="gr4" draw:text-style-name="P4" draw:layer="layout" svg:x1="5.25cm" svg:y1="9.5cm" svg:x2="6cm" svg:y2="8.5cm">
            <text:p/>
          </draw:line>
          <draw:line draw:style-name="gr4" draw:text-style-name="P4" draw:layer="layout" svg:x1="6.75cm" svg:y1="9.5cm" svg:x2="6cm" svg:y2="8.5cm">
            <text:p/>
          </draw:line>
        </draw:g>
        <draw:g>
          <draw:line draw:style-name="gr4" draw:text-style-name="P4" draw:layer="layout" svg:x1="16cm" svg:y1="7cm" svg:x2="16cm" svg:y2="8.429cm">
            <text:p/>
          </draw:line>
          <draw:line draw:style-name="gr4" draw:text-style-name="P4" draw:layer="layout" svg:x1="15.25cm" svg:y1="9.5cm" svg:x2="16cm" svg:y2="8.429cm">
            <text:p/>
          </draw:line>
          <draw:line draw:style-name="gr4" draw:text-style-name="P4" draw:layer="layout" svg:x1="16.75cm" svg:y1="9.5cm" svg:x2="16cm" svg:y2="8.429cm">
            <text:p/>
          </draw:line>
        </draw:g>
        <draw:line draw:style-name="gr8" draw:text-style-name="P4" draw:layer="layout" svg:x1="11.25cm" svg:y1="13.25cm" svg:x2="15.25cm" svg:y2="10cm">
          <text:p/>
        </draw:line>
        <draw:line draw:style-name="gr8" draw:text-style-name="P4" draw:layer="layout" svg:x1="11.5cm" svg:y1="10.25cm" svg:x2="15cm" svg:y2="9.25cm">
          <text:p/>
        </draw:line>
        <draw:frame draw:style-name="gr5" draw:text-style-name="P7" draw:layer="layout" svg:width="1.5cm" svg:height="1.75cm" svg:x="4.5cm" svg:y="7.25cm">
          <draw:text-box>
            <text:p><text:span text:style-name="T3">TX</text:span></text:p>
          </draw:text-box>
        </draw:frame>
        <draw:frame draw:style-name="gr5" draw:text-style-name="P7" draw:layer="layout" svg:width="1.5cm" svg:height="1.75cm" svg:x="16.25cm" svg:y="7.25cm">
          <draw:text-box>
            <text:p><text:span text:style-name="T3">RX</text:span></text:p>
          </draw:text-box>
        </draw:frame>
        <draw:frame draw:style-name="gr6" draw:text-style-name="P8" draw:layer="layout" svg:width="3.25cm" svg:height="1.25cm" svg:x="3.75cm" svg:y="12.75cm">
          <draw:text-box>
            <text:p><text:span text:style-name="T4">Layer 1</text:span></text:p>
          </draw:text-box>
        </draw:frame>
        <draw:frame draw:style-name="gr6" draw:text-style-name="P8" draw:layer="layout" svg:width="3.25cm" svg:height="1.25cm" svg:x="3.75cm" svg:y="13.75cm">
          <draw:text-box>
            <text:p><text:span text:style-name="T4">Layer 2</text:span></text:p>
          </draw:text-box>
        </draw:frame>
        <draw:frame draw:style-name="gr7" draw:text-style-name="P7" draw:layer="layout" svg:width="2.5cm" svg:height="1cm" svg:x="9.5cm" svg:y="18.5cm">
          <draw:text-box>
            <text:p><text:span text:style-name="T3">Object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4cm" svg:height="3.25cm" svg:x="3.7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7.25cm" draw:transform="skewX (-0.00506145483078356) rotate (-0.00506145483078437) translate (3.75cm 13.6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9.2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cm" svg:y1="9.75cm" svg:x2="10.5cm" svg:y2="13.25cm">
          <text:p/>
        </draw:line>
        <draw:line draw:style-name="gr8" draw:text-style-name="P4" draw:layer="layout" svg:x1="5.5cm" svg:y1="10cm" svg:x2="10.75cm" svg:y2="17.75cm">
          <text:p/>
        </draw:line>
        <draw:line draw:style-name="gr8" draw:text-style-name="P4" draw:layer="layout" svg:x1="7.25cm" svg:y1="9.25cm" svg:x2="10.5cm" svg:y2="10.25cm">
          <text:p/>
        </draw:line>
        <draw:g>
          <draw:line draw:style-name="gr4" draw:text-style-name="P4" draw:layer="layout" svg:x1="6cm" svg:y1="7cm" svg:x2="6cm" svg:y2="8.429cm">
            <text:p/>
          </draw:line>
          <draw:line draw:style-name="gr4" draw:text-style-name="P4" draw:layer="layout" svg:x1="5.25cm" svg:y1="9.5cm" svg:x2="6cm" svg:y2="8.5cm">
            <text:p/>
          </draw:line>
          <draw:line draw:style-name="gr4" draw:text-style-name="P4" draw:layer="layout" svg:x1="6.75cm" svg:y1="9.5cm" svg:x2="6cm" svg:y2="8.5cm">
            <text:p/>
          </draw:line>
        </draw:g>
        <draw:g>
          <draw:line draw:style-name="gr4" draw:text-style-name="P4" draw:layer="layout" svg:x1="16cm" svg:y1="7cm" svg:x2="16cm" svg:y2="8.429cm">
            <text:p/>
          </draw:line>
          <draw:line draw:style-name="gr4" draw:text-style-name="P4" draw:layer="layout" svg:x1="15.25cm" svg:y1="9.5cm" svg:x2="16cm" svg:y2="8.429cm">
            <text:p/>
          </draw:line>
          <draw:line draw:style-name="gr4" draw:text-style-name="P4" draw:layer="layout" svg:x1="16.75cm" svg:y1="9.5cm" svg:x2="16cm" svg:y2="8.429cm">
            <text:p/>
          </draw:line>
        </draw:g>
        <draw:line draw:style-name="gr8" draw:text-style-name="P4" draw:layer="layout" svg:x1="11.25cm" svg:y1="13.25cm" svg:x2="15.25cm" svg:y2="10cm">
          <text:p/>
        </draw:line>
        <draw:line draw:style-name="gr8" draw:text-style-name="P4" draw:layer="layout" svg:x1="11.5cm" svg:y1="10.25cm" svg:x2="15cm" svg:y2="9.25cm">
          <text:p/>
        </draw:line>
        <draw:frame draw:style-name="gr5" draw:text-style-name="P5" draw:layer="layout" svg:width="1.5cm" svg:height="1.75cm" svg:x="4.5cm" svg:y="7.25cm">
          <draw:text-box>
            <text:p><text:span text:style-name="T1">TX</text:span></text:p>
          </draw:text-box>
        </draw:frame>
        <draw:frame draw:style-name="gr5" draw:text-style-name="P5" draw:layer="layout" svg:width="1.5cm" svg:height="1.75cm" svg:x="16.25cm" svg:y="7.25cm">
          <draw:text-box>
            <text:p><text:span text:style-name="T1">RX</text:span></text:p>
          </draw:text-box>
        </draw:frame>
        <draw:frame draw:style-name="gr6" draw:text-style-name="P6" draw:layer="layout" svg:width="3.25cm" svg:height="1.25cm" svg:x="3.75cm" svg:y="12.75cm">
          <draw:text-box>
            <text:p><text:span text:style-name="T2">Layer 1</text:span></text:p>
          </draw:text-box>
        </draw:frame>
        <draw:frame draw:style-name="gr6" draw:text-style-name="P6" draw:layer="layout" svg:width="3.25cm" svg:height="1.25cm" svg:x="3.75cm" svg:y="13.75cm">
          <draw:text-box>
            <text:p><text:span text:style-name="T2">Layer 2</text:span></text:p>
          </draw:text-box>
        </draw:frame>
        <draw:frame draw:style-name="gr7" draw:text-style-name="P5" draw:layer="layout" svg:width="2.5cm" svg:height="1cm" svg:x="9.5cm" svg:y="18.5cm">
          <draw:text-box>
            <text:p><text:span text:style-name="T1">Object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14cm" svg:height="3.25cm" svg:x="3.7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7.25cm" draw:transform="skewX (-0.00506145483078356) rotate (-0.00506145483078437) translate (3.75cm 13.6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9.2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cm" svg:y1="9.75cm" svg:x2="10.5cm" svg:y2="13.25cm">
          <text:p/>
        </draw:line>
        <draw:line draw:style-name="gr8" draw:text-style-name="P4" draw:layer="layout" svg:x1="5.5cm" svg:y1="10cm" svg:x2="10.75cm" svg:y2="17.75cm">
          <text:p/>
        </draw:line>
        <draw:line draw:style-name="gr8" draw:text-style-name="P4" draw:layer="layout" svg:x1="7.25cm" svg:y1="9.25cm" svg:x2="10.5cm" svg:y2="10.25cm">
          <text:p/>
        </draw:line>
        <draw:g>
          <draw:line draw:style-name="gr4" draw:text-style-name="P4" draw:layer="layout" svg:x1="6cm" svg:y1="7cm" svg:x2="6cm" svg:y2="8.429cm">
            <text:p/>
          </draw:line>
          <draw:line draw:style-name="gr4" draw:text-style-name="P4" draw:layer="layout" svg:x1="5.25cm" svg:y1="9.5cm" svg:x2="6cm" svg:y2="8.5cm">
            <text:p/>
          </draw:line>
          <draw:line draw:style-name="gr4" draw:text-style-name="P4" draw:layer="layout" svg:x1="6.75cm" svg:y1="9.5cm" svg:x2="6cm" svg:y2="8.5cm">
            <text:p/>
          </draw:line>
        </draw:g>
        <draw:g>
          <draw:line draw:style-name="gr4" draw:text-style-name="P4" draw:layer="layout" svg:x1="16cm" svg:y1="7cm" svg:x2="16cm" svg:y2="8.429cm">
            <text:p/>
          </draw:line>
          <draw:line draw:style-name="gr4" draw:text-style-name="P4" draw:layer="layout" svg:x1="15.25cm" svg:y1="9.5cm" svg:x2="16cm" svg:y2="8.429cm">
            <text:p/>
          </draw:line>
          <draw:line draw:style-name="gr4" draw:text-style-name="P4" draw:layer="layout" svg:x1="16.75cm" svg:y1="9.5cm" svg:x2="16cm" svg:y2="8.429cm">
            <text:p/>
          </draw:line>
        </draw:g>
        <draw:line draw:style-name="gr8" draw:text-style-name="P4" draw:layer="layout" svg:x1="11.25cm" svg:y1="17.75cm" svg:x2="16cm" svg:y2="10.25cm">
          <text:p/>
        </draw:line>
        <draw:line draw:style-name="gr8" draw:text-style-name="P4" draw:layer="layout" svg:x1="11.25cm" svg:y1="13.25cm" svg:x2="15.25cm" svg:y2="10cm">
          <text:p/>
        </draw:line>
        <draw:line draw:style-name="gr8" draw:text-style-name="P4" draw:layer="layout" svg:x1="11.5cm" svg:y1="10.25cm" svg:x2="15cm" svg:y2="9.25cm">
          <text:p/>
        </draw:line>
        <draw:frame draw:style-name="gr5" draw:text-style-name="P5" draw:layer="layout" svg:width="1.5cm" svg:height="1.75cm" svg:x="4.5cm" svg:y="7.25cm">
          <draw:text-box>
            <text:p><text:span text:style-name="T1">TX</text:span></text:p>
          </draw:text-box>
        </draw:frame>
        <draw:frame draw:style-name="gr5" draw:text-style-name="P5" draw:layer="layout" svg:width="1.5cm" svg:height="1.75cm" svg:x="16.25cm" svg:y="7.25cm">
          <draw:text-box>
            <text:p><text:span text:style-name="T1">RX</text:span></text:p>
          </draw:text-box>
        </draw:frame>
        <draw:frame draw:style-name="gr6" draw:text-style-name="P6" draw:layer="layout" svg:width="3.25cm" svg:height="1.25cm" svg:x="3.75cm" svg:y="12.75cm">
          <draw:text-box>
            <text:p><text:span text:style-name="T2">Layer 1</text:span></text:p>
          </draw:text-box>
        </draw:frame>
        <draw:frame draw:style-name="gr6" draw:text-style-name="P6" draw:layer="layout" svg:width="3.25cm" svg:height="1.25cm" svg:x="3.75cm" svg:y="13.75cm">
          <draw:text-box>
            <text:p><text:span text:style-name="T2">Layer 2</text:span></text:p>
          </draw:text-box>
        </draw:frame>
        <draw:frame draw:style-name="gr7" draw:text-style-name="P5" draw:layer="layout" svg:width="2.5cm" svg:height="1cm" svg:x="9.5cm" svg:y="18.5cm">
          <draw:text-box>
            <text:p><text:span text:style-name="T1">Obje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7T14:49:58.081104106</meta:creation-date>
    <dc:date>2024-04-06T16:24:00.185891606</dc:date>
    <meta:editing-duration>P3DT23H45M29S</meta:editing-duration>
    <meta:editing-cycles>3</meta:editing-cycles>
    <meta:generator>LibreOffice/7.3.7.2$Linux_X86_64 LibreOffice_project/30$Build-2</meta:generator>
    <meta:document-statistic meta:object-count="133"/>
  </office:meta>
</office:document-meta>
</file>